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553cm" fo:margin-left="0cm" fo:margin-right="0.254cm" table:align="margins"/>
    </style:style>
    <style:style style:name="Таблица1.A" style:family="table-column">
      <style:table-column-properties style:column-width="9.751cm" style:rel-column-width="34442*"/>
    </style:style>
    <style:style style:name="Таблица1.B" style:family="table-column">
      <style:table-column-properties style:column-width="8.802cm" style:rel-column-width="31093*"/>
    </style:style>
    <style:style style:name="Таблица1.A1" style:family="table-cell">
      <style:table-cell-properties fo:padding="0.097cm" fo:border-left="none" fo:border-right="none" fo:border-top="none" fo:border-bottom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B1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paragraph-properties fo:text-align="start" style:justify-single-word="false"/>
      <style:text-properties fo:language="ru" fo:country="RU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>
      <style:text-properties style:font-name="Times New Roman" fo:language="ru" fo:country="RU" style:font-name-asian="Times New Roman1" style:font-name-complex="Times New Roman1"/>
    </style:style>
    <style:style style:name="P10" style:family="paragraph" style:parent-style-name="Text_20_body">
      <style:text-properties style:font-name="Times New Roman" fo:language="en" fo:country="US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12" style:family="paragraph" style:parent-style-name="Text_20_body" style:list-style-name="L3">
      <style:text-properties style:font-name="Times New Roman" fo:language="ru" fo:country="RU"/>
    </style:style>
    <style:style style:name="P13" style:family="paragraph" style:parent-style-name="Text_20_body" style:list-style-name="L1">
      <style:paragraph-properties fo:text-align="start" style:justify-single-word="false"/>
    </style:style>
    <style:style style:name="P14" style:family="paragraph" style:parent-style-name="Text_20_body" style:list-style-name="L2">
      <style:paragraph-properties fo:margin-left="2.501cm" fo:margin-right="0cm" fo:text-align="start" style:justify-single-word="false" fo:text-indent="-0.635cm" style:auto-text-indent="false"/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15" style:family="paragraph" style:parent-style-name="Text_20_body" style:list-style-name="L2">
      <style:paragraph-properties fo:margin-left="2.501cm" fo:margin-right="0cm" fo:text-align="start" style:justify-single-word="false" fo:text-indent="-0.635cm" style:auto-text-indent="false"/>
    </style:style>
    <style:style style:name="T1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6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51cm" draw:z-index="1"><draw:image xlink:href="../../odt/images/0023.png" xlink:type="simple" xlink:show="embed" xlink:actuate="onLoad"/></draw:frame></text:p>
          </table:table-cell>
          <table:table-cell table:style-name="Table1.B1" office:value-type="string">
            <text:h text:style-name="P4" text:outline-level="1">Выборка из вектор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5cm" svg:height="1.27cm" draw:z-index="0"><draw:image xlink:href="../../odt/images/002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борку элементов из входного векторного сигнала в соответствии с заданным <text:span text:style-name="T7">типом выборки</text:span>.</text:p>
            <text:p text:style-name="P6"><text:span text:style-name="T6">Свойства</text:span><text:span text:style-name="T3">:</text:span></text:p>
            <text:list xml:id="list2573540979397390765" text:style-name="L1">
              <text:list-item>
                <text:p text:style-name="P11">Тип выборки:</text:p>
              </text:list-item>
            </text:list>
            <text:list xml:id="list2417002279804471863" text:style-name="L2">
              <text:list-item>
                <text:p text:style-name="P14">Ручная.</text:p>
              </text:list-item>
              <text:list-item>
                <text:p text:style-name="P14">Четные элементы.</text:p>
              </text:list-item>
              <text:list-item>
                <text:p text:style-name="P14">Нечетные элементы.</text:p>
              </text:list-item>
              <text:list-item>
                <text:p text:style-name="P15"><text:span text:style-name="T1">Первые </text:span><text:span text:style-name="T4">N </text:span><text:span text:style-name="T1">элементов.</text:span></text:p>
              </text:list-item>
              <text:list-item>
                <text:p text:style-name="P15"><text:span text:style-name="T1">Последние </text:span><text:span text:style-name="T4">N </text:span><text:span text:style-name="T1">элементов.</text:span></text:p>
              </text:list-item>
              <text:list-item>
                <text:p text:style-name="P14">В обратном порядке.</text:p>
              </text:list-item>
              <text:list-item>
                <text:p text:style-name="P14">По возрастанию.</text:p>
              </text:list-item>
              <text:list-item>
                <text:p text:style-name="P14">По убыванию.</text:p>
              </text:list-item>
            </text:list>
            <text:list xml:id="list42475491" text:continue-list="list2573540979397390765" text:style-name="L1">
              <text:list-item>
                <text:p text:style-name="P13"><text:span text:style-name="T1">Номера элементов </text:span><text:span text:style-name="T4">(</text:span><text:span text:style-name="T1">ручная выборка) – номера элементов для типа выборки </text:span><text:span text:style-name="T2">Ручная</text:span><text:span text:style-name="T1">.</text:span></text:p>
              </text:list-item>
              <text:list-item>
                <text:p text:style-name="P13"><text:span text:style-name="T1">Параметр </text:span><text:span text:style-name="T4">N </text:span><text:span text:style-name="T1">– количество элементов для типов выборки </text:span><text:span text:style-name="T2">Первые </text:span><text:span text:style-name="T5">N </text:span><text:span text:style-name="T2">элементов</text:span><text:span text:style-name="T1"> и </text:span><text:span text:style-name="T2">Последние </text:span><text:span text:style-name="T5">N </text:span><text:span text:style-name="T2">элементов</text:span><text:span text:style-name="T4">.</text:span></text:p>
              </text:list-item>
            </text:list>
            <text:p text:style-name="P7"><text:span text:style-name="T12">Примеры</text:span> заполнения диалогового окна свойств блока:</text:p>
            <text:p text:style-name="P7">Предположим, что на вход блока подан векторный сигнал, содержащий <text:span text:style-name="T13">5</text:span> <text:span text:style-name="T7">постоянных</text:span> (по времени) сигнала: <text:span text:style-name="T13">3</text:span>, <text:span text:style-name="T13">5</text:span>, <text:span text:style-name="T13">2</text:span>, <text:span text:style-name="T13">6</text:span> и <text:span text:style-name="T13">1</text:span>.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7"><text:span text:style-name="T13">Ручная выборка</text:span>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7">Название</text:p>
                </table:table-cell>
                <table:table-cell table:style-name="Таблица1.B2" office:value-type="string">
                  <text:p text:style-name="P7">Значение</text:p>
                </table:table-cell>
              </table:table-row>
              <table:table-row>
                <table:table-cell table:style-name="Таблица1.A2" office:value-type="string">
                  <text:p text:style-name="P9">Тип выборки</text:p>
                </table:table-cell>
                <table:table-cell table:style-name="Таблица1.B2" office:value-type="string">
                  <text:p text:style-name="P7">Ручная</text:p>
                </table:table-cell>
              </table:table-row>
              <table:table-row>
                <table:table-cell table:style-name="Таблица1.A2" office:value-type="string">
                  <text:p text:style-name="P8">Номера элементов <text:span text:style-name="T10">(</text:span>ручная выборка)</text:p>
                </table:table-cell>
                <table:table-cell table:style-name="Таблица1.B2" office:value-type="string">
                  <text:p text:style-name="P10">[2,3,5]</text:p>
                </table:table-cell>
              </table:table-row>
              <table:table-row>
                <table:table-cell table:style-name="Таблица1.A2" office:value-type="string">
                  <text:p text:style-name="P8"><text:soft-page-break/>Параметр <text:span text:style-name="T10">N</text:span></text:p>
                </table:table-cell>
                <table:table-cell table:style-name="Таблица1.B2" office:value-type="string">
                  <text:p text:style-name="P7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7">На выходе блока имеем 3-х «жильный» вектор с сигналами <text:span text:style-name="T13">5</text:span>, <text:span text:style-name="T13">2</text:span> и <text:span text:style-name="T13">1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7"><text:span text:style-name="T13">Четные элементы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7">Название</text:p>
                </table:table-cell>
                <table:table-cell table:style-name="Таблица1.B2" office:value-type="string">
                  <text:p text:style-name="P7">Значение</text:p>
                </table:table-cell>
              </table:table-row>
              <table:table-row>
                <table:table-cell table:style-name="Таблица1.A2" office:value-type="string">
                  <text:p text:style-name="P9">Тип выборки</text:p>
                </table:table-cell>
                <table:table-cell table:style-name="Таблица1.B2" office:value-type="string">
                  <text:p text:style-name="P7">Четные элементы</text:p>
                </table:table-cell>
              </table:table-row>
              <table:table-row>
                <table:table-cell table:style-name="Таблица1.A2" office:value-type="string">
                  <text:p text:style-name="P8">Номера элементов <text:span text:style-name="T10">(</text:span>ручная выборка)</text:p>
                </table:table-cell>
                <table:table-cell table:style-name="Таблица1.B2" office:value-type="string">
                  <text:p text:style-name="P7">любое число</text:p>
                </table:table-cell>
              </table:table-row>
              <table:table-row>
                <table:table-cell table:style-name="Таблица1.A2" office:value-type="string">
                  <text:p text:style-name="P8">Параметр <text:span text:style-name="T10">N</text:span></text:p>
                </table:table-cell>
                <table:table-cell table:style-name="Таблица1.B2" office:value-type="string">
                  <text:p text:style-name="P7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7">На выходе блока имеем 2-х «жильный» вектор с сигналами <text:span text:style-name="T13">5</text:span> и <text:span text:style-name="T13">6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7"><text:span text:style-name="T13">Последние </text:span><text:span text:style-name="T11">N </text:span><text:span text:style-name="T13">элементо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7">Название</text:p>
                </table:table-cell>
                <table:table-cell table:style-name="Таблица1.B2" office:value-type="string">
                  <text:p text:style-name="P7">Значение</text:p>
                </table:table-cell>
              </table:table-row>
              <table:table-row>
                <table:table-cell table:style-name="Таблица1.A2" office:value-type="string">
                  <text:p text:style-name="P9">Тип выборки</text:p>
                </table:table-cell>
                <table:table-cell table:style-name="Таблица1.B2" office:value-type="string">
                  <text:p text:style-name="P7">Последние <text:span text:style-name="T10">N</text:span></text:p>
                </table:table-cell>
              </table:table-row>
              <table:table-row>
                <table:table-cell table:style-name="Таблица1.A2" office:value-type="string">
                  <text:p text:style-name="P8">Номера элементов <text:span text:style-name="T10">(</text:span>ручная выборка)</text:p>
                </table:table-cell>
                <table:table-cell table:style-name="Таблица1.B2" office:value-type="string">
                  <text:p text:style-name="P7">любое число</text:p>
                </table:table-cell>
              </table:table-row>
              <table:table-row>
                <table:table-cell table:style-name="Таблица1.A2" office:value-type="string">
                  <text:p text:style-name="P8">Параметр <text:span text:style-name="T10">N</text:span></text:p>
                </table:table-cell>
                <table:table-cell table:style-name="Таблица1.B17" office:value-type="float" office:value="3">
                  <text:p text:style-name="P10">3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7">На выходе блока имеем 3-х «жильный» вектор с сигналами <text:span text:style-name="T11">2</text:span>, <text:span text:style-name="T11">6</text:span> и <text:span text:style-name="T13">1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7"><text:span text:style-name="T13">Обратный порядок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7">Название</text:p>
                </table:table-cell>
                <table:table-cell table:style-name="Таблица1.B2" office:value-type="string">
                  <text:p text:style-name="P7">Значение</text:p>
                </table:table-cell>
              </table:table-row>
              <table:table-row>
                <table:table-cell table:style-name="Таблица1.A2" office:value-type="string">
                  <text:p text:style-name="P9">Тип выборки</text:p>
                </table:table-cell>
                <table:table-cell table:style-name="Таблица1.B2" office:value-type="string">
                  <text:p text:style-name="P7">В обратном порядке</text:p>
                </table:table-cell>
              </table:table-row>
              <table:table-row>
                <table:table-cell table:style-name="Таблица1.A2" office:value-type="string">
                  <text:p text:style-name="P8">Номера элементов <text:span text:style-name="T10">(</text:span>ручная выборка)</text:p>
                </table:table-cell>
                <table:table-cell table:style-name="Таблица1.B2" office:value-type="string">
                  <text:p text:style-name="P7">любое число</text:p>
                </table:table-cell>
              </table:table-row>
              <table:table-row>
                <table:table-cell table:style-name="Таблица1.A2" office:value-type="string">
                  <text:p text:style-name="P8">Параметр <text:span text:style-name="T10">N</text:span></text:p>
                </table:table-cell>
                <table:table-cell table:style-name="Таблица1.B2" office:value-type="string">
                  <text:p text:style-name="P7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8">На выходе блока имеем 5-ти «жильный» вектор с сигналами <text:span text:style-name="T13">1</text:span>, <text:span text:style-name="T13">6</text:span>, <text:span text:style-name="T11">2</text:span>, <text:span text:style-name="T13">5</text:span> и <text:span text:style-name="T13">3</text:span>.</text:p>
                </table:table-cell>
                <table:covered-table-cell/>
              </table:table-row>
              <table:table-row>
                <table:table-cell table:style-name="Таблица1.B2" table:number-columns-spanned="2" office:value-type="string">
                  <text:p text:style-name="P8"><text:span text:style-name="T13">По возрастанию</text:span>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7">Название</text:p>
                </table:table-cell>
                <table:table-cell table:style-name="Таблица1.B2" office:value-type="string">
                  <text:p text:style-name="P7">Значение</text:p>
                </table:table-cell>
              </table:table-row>
              <table:table-row>
                <table:table-cell table:style-name="Таблица1.A2" office:value-type="string">
                  <text:p text:style-name="P9">Тип выборки</text:p>
                </table:table-cell>
                <table:table-cell table:style-name="Таблица1.B2" office:value-type="string">
                  <text:p text:style-name="P7">По возрастанию</text:p>
                </table:table-cell>
              </table:table-row>
              <table:table-row>
                <table:table-cell table:style-name="Таблица1.A2" office:value-type="string">
                  <text:p text:style-name="P8">Номера элементов <text:span text:style-name="T10">(</text:span>ручная выборка)</text:p>
                </table:table-cell>
                <table:table-cell table:style-name="Таблица1.B2" office:value-type="string">
                  <text:p text:style-name="P7">любое число</text:p>
                </table:table-cell>
              </table:table-row>
              <table:table-row>
                <table:table-cell table:style-name="Таблица1.A2" office:value-type="string">
                  <text:p text:style-name="P8">Параметр <text:span text:style-name="T10">N</text:span></text:p>
                </table:table-cell>
                <table:table-cell table:style-name="Таблица1.B2" office:value-type="string">
                  <text:p text:style-name="P7">любое число</text:p>
                </table:table-cell>
              </table:table-row>
              <table:table-row>
                <table:table-cell table:style-name="Таблица1.B2" table:number-columns-spanned="2" office:value-type="string">
                  <text:p text:style-name="P8">На выходе блока имеем 5-ти «жильный» вектор с сигналами <text:span text:style-name="T13">1</text:span>, <text:span text:style-name="T13">2</text:span>, <text:span text:style-name="T13">3</text:span>, <text:span text:style-name="T13">5</text:span> и <text:span text:style-name="T13">6</text:span>.</text:p>
                </table:table-cell>
                <table:covered-table-cell/>
              </table:table-row>
            </table:table>
            <text:p text:style-name="Text_20_body"><text:span text:style-name="T13">Примечание</text:span>:</text:p>
            <text:list xml:id="list429153829526212390" text:style-name="L3">
              <text:list-item>
                <text:p text:style-name="P12"><text:span text:style-name="T12">Именованные свойства задаются как </text:span><text:span text:style-name="T8">локальные</text:span><text:span text:style-name="T14"> переменные модели (или </text:span><text:span text:style-name="T14">субмодели) во вкладке </text:span><text:span text:style-name="T8">Параметры</text:span><text:span text:style-name="T14"> или как глобальные сигналы проекта при помощи пункта главного меню </text:span><text:span text:style-name="T8">Графика</text:span><text:span text:style-name="T14"> </text:span><text:span text:style-name="T15">→</text:span><text:span text:style-name="T16"> </text:span><text:span text:style-name="T9">Сигналы</text:span><text:span text:style-name="T14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ыборка из вектора</dc:title>
    <dc:date>2012-03-30T20:16:05.48</dc:date>
    <meta:generator>OpenOffice_Beta/4.1.0$Win32 OpenOffice.org_project/410m14$Build-9760</meta:generator>
    <meta:editing-duration>PT13H26M8S</meta:editing-duration>
    <meta:editing-cycles>99</meta:editing-cycles>
    <meta:document-statistic meta:table-count="2" meta:image-count="2" meta:object-count="0" meta:page-count="3" meta:paragraph-count="73" meta:word-count="292" meta:character-count="1786"/>
    <meta:user-defined meta:name="Поле 1"/>
    <meta:user-defined meta:name="Поле 2"/>
    <meta:user-defined meta:name="Поле 3"/>
    <meta:user-defined meta:name="Поле 4"/>
  </office:meta>
</office:document-meta>
</file>